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2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3.862cm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8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16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8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8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.008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71cm" fo:margin-right="0cm" fo:margin-top="0.198cm" fo:margin-bottom="0.119cm" fo:line-height="100%" text:enable-numbering="true" fo:text-indent="-0.679cm" style:punctuation-wrap="hanging" style:line-break="strict"/>
    </style:style>
    <style:style style:name="P8" style:family="paragraph">
      <style:paragraph-properties fo:margin-left="0.635cm" fo:margin-right="0cm" fo:margin-top="0.533cm" fo:margin-bottom="0.18cm" fo:line-height="100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3" style:family="paragraph">
      <style:paragraph-properties fo:margin-left="1.971cm" fo:margin-right="0cm" fo:margin-top="0.198cm" fo:margin-bottom="0.119cm" fo:line-height="102%" text:enable-numbering="true" fo:text-indent="-0.679cm" style:punctuation-wrap="hanging" style:line-break="strict"/>
    </style:style>
    <style:style style:name="P14" style:family="paragraph">
      <style:paragraph-properties fo:margin-left="0.635cm" fo:margin-right="0cm" fo:text-indent="-0.635cm"/>
    </style:style>
    <style:style style:name="P15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 style:writing-mode="lr-tb"/>
    </style:style>
    <style:style style:name="P16" style:family="paragraph">
      <style:paragraph-properties fo:margin-left="1.971cm" fo:margin-right="0cm" fo:margin-top="0.198cm" fo:margin-bottom="0.119cm" fo:line-height="101%" text:enable-numbering="true" fo:text-indent="-0.679cm" style:punctuation-wrap="hanging" style:line-break="strict"/>
    </style:style>
    <style:style style:name="P17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 style:writing-mode="lr-tb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8cm" text:min-label-width="-0.008cm" text:min-label-distance="0.008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57cm" fo:height="0.35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6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711cm" fo:height="0.711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57cm" fo:height="0.35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7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>DRAFT</text:span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1.603cm" svg:height="13.887cm" svg:x="1.904cm" svg:y="3.175cm" presentation:class="outline" presentation:user-transformed="true">
          <draw:text-box>
            <text:list text:style-name="L4">
              <text:list-item>
                <text:p text:id="id1" text:style-name="P6"><text:span text:style-name="T4">For 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IM, Chat, File Sharing, VOI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Dev Team Collabo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3" text:style-name="P7"><text:span text:style-name="T4">Open Server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4">For 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Comm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 Framework for Integrated Tool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IM</text:span></text:p>
          </draw:text-box>
        </draw:frame>
        <draw:frame presentation:style-name="pr8" draw:text-style-name="P2" draw:layer="layout" svg:width="21.603cm" svg:height="13.852cm" svg:x="1.905cm" svg:y="3.175cm" presentation:class="outline" presentation:user-transformed="true">
          <draw:text-box>
            <text:list text:style-name="L4">
              <text:list-item>
                <text:p text:style-name="P11"><text:span text:style-name="T4">Buddy List/IM</text:span></text:p>
              </text:list-item>
            </text:list>
            <text:list text:style-name="L4">
              <text:list-item>
                <text:p text:style-name="P11"><text:span text:style-name="T4">IM</text:span></text:p>
              </text:list-item>
            </text:list>
            <text:list text:style-name="L4">
              <text:list-item>
                <text:p text:style-name="P11"><text:span text:style-name="T4">IRC</text:span></text:p>
              </text:list-item>
            </text:list>
            <text:list text:style-name="L4">
              <text:list-item>
                <text:p text:style-name="P11"><text:span text:style-name="T4">KOS-MOS Bo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Skype for VOIP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IM Features</text:span></text:p>
              </text:list-item>
            </text:list>
            <text:list text:style-name="L4">
              <text:list-item>
                <text:p text:style-name="P12"><text:span text:style-name="T4">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HyperConnect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Embed 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Tex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Sour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Generic Server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Starting as IAppl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Team Collaboration</text:span></text:p>
          </draw:text-box>
        </draw:frame>
        <draw:frame presentation:style-name="pr11" draw:text-style-name="P14" draw:layer="layout" svg:width="21.603cm" svg:height="13.862cm" svg:x="1.9cm" svg:y="3.175cm" presentation:class="outline" presentation:placeholder="true" presentation:user-transformed="true">
          <draw:text-box/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Developer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Open Extensible API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4">
              <text:list-item>
                <text:p text:style-name="P11"><text:span text:style-name="T4">Represents session</text:span></text:p>
              </text:list-item>
            </text:list>
            <text:list text:style-name="L4">
              <text:list-item>
                <text:p text:style-name="P11"><text:span text:style-name="T4">Adapters for API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2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2.773cm" svg:x="0.634cm" svg:y="0.711cm" presentation:class="title" presentation:user-transformed="true">
          <draw:text-box>
            <text:p text:style-name="P10"><text:span text:style-name="T4">Demo: <text:s/>Adding Context Menu Items to Roster</text:span></text:p>
          </draw:text-box>
        </draw:frame>
        <draw:frame presentation:style-name="pr9" draw:text-style-name="P2" draw:layer="layout" svg:width="21.603cm" svg:height="13.856cm" svg:x="1.892cm" svg:y="3.81cm" presentation:class="outline" presentation:user-transformed="true">
          <draw:text-box>
            <text:list text:style-name="L4">
              <text:list-item>
                <text:p text:style-name="P12"><text:span text:style-name="T4">MenuContribution extension point</text:span></text:p>
              </text:list-item>
            </text:list>
            <text:list text:style-name="L4">
              <text:list-item>
                <text:p text:style-name="P12"><text:span text:style-name="T4">Adding actions to Rost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Contacts View Drag and Drop Support</text:span></text:p>
          </draw:text-box>
        </draw:frame>
        <draw:frame presentation:style-name="pr13" draw:text-style-name="P15" draw:layer="layout" svg:width="21.603cm" svg:height="12.585cm" svg:x="1.9cm" svg:y="4.445cm" presentation:class="outline" presentation:user-transformed="true">
          <draw:text-box>
            <text:list text:style-name="L4">
              <text:list-item>
                <text:p text:style-name="P12"><text:span text:style-name="T4">org.eclipse.ecf.presence.ui.rosterViewer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ECF Extensibility</text:span></text:p>
          </draw:text-box>
        </draw:frame>
        <draw:frame presentation:style-name="pr14" draw:text-style-name="P17" draw:layer="layout" svg:width="21.603cm" svg:height="13.216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Extension Points and OSGI Services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New provider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Yahoo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2.773cm" svg:x="0.634cm" svg:y="0.711cm" presentation:class="title" presentation:user-transformed="true">
          <draw:text-box>
            <text:p text:style-name="P10"><text:span text:style-name="T4">Demo: <text:s/>Dynamic Service Discovery</text:span></text:p>
          </draw:text-box>
        </draw:frame>
        <draw:frame presentation:style-name="pr15" draw:text-style-name="P15" draw:layer="layout" svg:width="21.603cm" svg:height="12.585cm" svg:x="1.9cm" svg:y="4.445cm" presentation:class="outline" presentation:user-transformed="true">
          <draw:text-box>
            <text:list text:style-name="L4">
              <text:list-item>
                <text:p text:style-name="P12"><text:span text:style-name="T4">Zeroconf Implementation</text:span></text:p>
              </text:list-item>
            </text:list>
            <text:list text:style-name="L4">
              <text:list-item>
                <text:p text:style-name="P12"><text:span text:style-name="T4">Discovery Using other Mechanisms/Protocol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RCP App</text:span></text:p>
          </draw:text-box>
        </draw:frame>
        <draw:frame presentation:style-name="pr16" draw:text-style-name="P15" draw:layer="layout" svg:width="21.603cm" svg:height="12.585cm" svg:x="1.9cm" svg:y="4.445cm" presentation:class="outline" presentation:user-transformed="true">
          <draw:text-box>
            <text:list text:style-name="L4">
              <text:list-item>
                <text:p text:style-name="P12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<text:s/>API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Interesting Integration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Myly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8cm" text:min-label-width="-0.008cm" text:min-label-distance="0.008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79cm" style:vertical-pos="middle" style:vertical-rel="line" fo:width="0.357cm" fo:height="0.357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114cm" fo:height="0.114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</text:list-style>
      </style:graphic-properties>
      <style:paragraph-properties fo:margin-left="0.635cm" fo:margin-right="0cm" fo:margin-top="0.176cm" fo:margin-bottom="0.176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71cm" fo:margin-right="0cm" fo:margin-top="0.198cm" fo:margin-bottom="0.119cm" fo:line-height="103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38cm"/>
          <style:tab-stop style:position="3.108cm"/>
          <style:tab-stop style:position="4.378cm"/>
          <style:tab-stop style:position="5.648cm"/>
          <style:tab-stop style:position="6.918cm"/>
          <style:tab-stop style:position="8.188cm"/>
          <style:tab-stop style:position="9.458cm"/>
          <style:tab-stop style:position="10.728cm"/>
          <style:tab-stop style:position="11.998cm"/>
          <style:tab-stop style:position="13.268cm"/>
          <style:tab-stop style:position="14.538cm"/>
          <style:tab-stop style:position="15.808cm"/>
          <style:tab-stop style:position="17.078cm"/>
          <style:tab-stop style:position="18.348cm"/>
          <style:tab-stop style:position="19.618cm"/>
          <style:tab-stop style:position="20.888cm"/>
          <style:tab-stop style:position="22.158cm"/>
          <style:tab-stop style:position="23.428cm"/>
          <style:tab-stop style:position="24.698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7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8cm" text:min-label-width="-0.008cm" text:min-label-distance="0.008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508cm" fo:height="0.508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79cm" style:vertical-pos="middle" style:vertical-rel="line" fo:width="0.256cm" fo:height="0.256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56cm" fo:height="0.256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256cm" fo:height="0.256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</text:list-style>
      </style:graphic-properties>
      <style:paragraph-properties fo:margin-left="0.635cm" fo:margin-right="0cm" fo:margin-top="0.176cm" fo:margin-bottom="0.176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71cm" fo:margin-right="0cm" fo:margin-top="0.198cm" fo:margin-bottom="0.119cm" fo:line-height="81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38cm"/>
          <style:tab-stop style:position="3.108cm"/>
          <style:tab-stop style:position="4.378cm"/>
          <style:tab-stop style:position="5.648cm"/>
          <style:tab-stop style:position="6.918cm"/>
          <style:tab-stop style:position="8.188cm"/>
          <style:tab-stop style:position="9.458cm"/>
          <style:tab-stop style:position="10.728cm"/>
          <style:tab-stop style:position="11.998cm"/>
          <style:tab-stop style:position="13.268cm"/>
          <style:tab-stop style:position="14.538cm"/>
          <style:tab-stop style:position="15.808cm"/>
          <style:tab-stop style:position="17.078cm"/>
          <style:tab-stop style:position="18.348cm"/>
          <style:tab-stop style:position="19.618cm"/>
          <style:tab-stop style:position="20.888cm"/>
          <style:tab-stop style:position="22.158cm"/>
          <style:tab-stop style:position="23.428cm"/>
          <style:tab-stop style:position="24.698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39cm" fo:margin-right="0cm" fo:margin-top="0.114cm" fo:margin-bottom="0cm" fo:line-height="98%" text:enable-numbering="false" fo:text-indent="-0.939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36cm" svg:height="3.095cm" svg:x="0.635cm" svg:y="1.27cm" presentation:class="title" presentation:placeholder="true">
        <draw:text-box/>
      </draw:frame>
      <draw:frame presentation:style-name="Default-outline1" draw:layer="backgroundobjects" svg:width="21.59cm" svg:height="14.09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913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93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93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321cm" svg:height="9.989cm" svg:x="3.492cm" svg:y="2.002cm" presentation:class="page"/>
        <draw:frame presentation:style-name="Default-notes" draw:layer="backgroundobjects" svg:width="16.241cm" svg:height="11.996cm" svg:x="2.032cm" svg:y="12.668cm" presentation:class="notes" presentation:placeholder="true">
          <draw:text-box/>
        </draw:frame>
        <draw:frame presentation:style-name="pr4" draw:text-style-name="P10" draw:layer="backgroundobjects" svg:width="8.793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93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84cm" svg:height="4.085cm" svg:x="1.098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913cm" svg:height="1.31cm" svg:x="19.12cm" svg:y="0.705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12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47cm" svg:height="12.569cm" svg:x="1.269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93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93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321cm" svg:height="9.989cm" svg:x="3.492cm" svg:y="2.002cm" presentation:class="page"/>
        <draw:frame presentation:style-name="Title1-notes" draw:layer="backgroundobjects" svg:width="16.241cm" svg:height="11.996cm" svg:x="2.032cm" svg:y="12.668cm" presentation:class="notes" presentation:placeholder="true">
          <draw:text-box/>
        </draw:frame>
        <draw:frame presentation:style-name="pr9" draw:text-style-name="P10" draw:layer="backgroundobjects" svg:width="8.793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93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dc:creator>Scott Lewis</dc:creator>
    <dc:date>2007-07-26T10:54:19</dc:date>
    <meta:print-date>2007-07-26T09:54:12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